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0baa53" officeooo:paragraph-rsid="0019e9a0"/>
    </style:style>
    <style:style style:name="P2" style:family="paragraph" style:parent-style-name="Text_20_body">
      <style:text-properties fo:font-variant="normal" fo:text-transform="none" fo:color="#000000" style:font-name="Consolas" fo:font-size="10pt" fo:letter-spacing="normal" fo:font-style="normal" fo:font-weight="normal" officeooo:rsid="000ee39f" officeooo:paragraph-rsid="001b8626" style:font-size-asian="10pt"/>
    </style:style>
    <style:style style:name="P3" style:family="paragraph" style:parent-style-name="Text_20_body">
      <style:text-properties officeooo:paragraph-rsid="001b8626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 officeooo:paragraph-rsid="0019e9a0"/>
    </style:style>
    <style:style style:name="P5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 officeooo:paragraph-rsid="001b8626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9e9a0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a3a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b8626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c016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19e9a0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1aa3ae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1b8626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1c016e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paragraph-rsid="001aa3ae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paragraph-rsid="001b8626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Consolas" fo:font-size="10pt" officeooo:paragraph-rsid="001b8626" style:font-size-asian="10pt"/>
    </style:style>
    <style:style style:name="P18" style:family="paragraph" style:parent-style-name="Standard">
      <style:text-properties officeooo:rsid="0018ac5d" officeooo:paragraph-rsid="0018ac5d"/>
    </style:style>
    <style:style style:name="P19" style:family="paragraph" style:parent-style-name="Standard">
      <style:text-properties officeooo:rsid="0018ac5d" officeooo:paragraph-rsid="0019e9a0"/>
    </style:style>
    <style:style style:name="P20" style:family="paragraph" style:parent-style-name="Standard">
      <style:text-properties officeooo:paragraph-rsid="0018ac5d"/>
    </style:style>
    <style:style style:name="P21" style:family="paragraph" style:parent-style-name="Standard">
      <style:text-properties fo:color="#000000" style:font-name="Consolas" fo:font-size="10pt" officeooo:rsid="000baa53" officeooo:paragraph-rsid="0019e9a0" style:font-size-asian="10pt"/>
    </style:style>
    <style:style style:name="P22" style:family="paragraph" style:parent-style-name="Standard">
      <style:text-properties fo:color="#000000" style:font-name="Consolas" fo:font-size="10pt" officeooo:rsid="0019e9a0" officeooo:paragraph-rsid="001aa3ae" style:font-size-asian="10pt"/>
    </style:style>
    <style:style style:name="P23" style:family="paragraph" style:parent-style-name="Standard">
      <style:text-properties fo:color="#000000" style:font-name="Consolas" fo:font-size="10pt" officeooo:rsid="000d0467" officeooo:paragraph-rsid="001aa3ae" style:font-size-asian="10pt"/>
    </style:style>
    <style:style style:name="P24" style:family="paragraph" style:parent-style-name="Standard">
      <style:text-properties fo:color="#000000" style:font-name="Consolas" fo:font-size="10pt" officeooo:rsid="000ee39f" officeooo:paragraph-rsid="001b8626" style:font-size-asian="10pt"/>
    </style:style>
    <style:style style:name="P25" style:family="paragraph" style:parent-style-name="Standard">
      <style:text-properties officeooo:rsid="000baa53" officeooo:paragraph-rsid="0019e9a0"/>
    </style:style>
    <style:style style:name="P26" style:family="paragraph" style:parent-style-name="Standard">
      <style:text-properties officeooo:paragraph-rsid="0019e9a0"/>
    </style:style>
    <style:style style:name="P27" style:family="paragraph" style:parent-style-name="Standard">
      <style:text-properties officeooo:rsid="000d0467" officeooo:paragraph-rsid="001aa3ae"/>
    </style:style>
    <style:style style:name="P28" style:family="paragraph" style:parent-style-name="Standard">
      <style:text-properties fo:color="#008080" style:font-name="Consolas" fo:font-size="10pt" officeooo:rsid="000d0467" officeooo:paragraph-rsid="001aa3ae" style:font-size-asian="10pt"/>
    </style:style>
    <style:style style:name="P29" style:family="paragraph" style:parent-style-name="Standard">
      <style:text-properties fo:color="#008080" style:font-name="Consolas" fo:font-size="10pt" officeooo:rsid="000ef448" officeooo:paragraph-rsid="001c016e" style:font-size-asian="10pt"/>
    </style:style>
    <style:style style:name="P30" style:family="paragraph" style:parent-style-name="Standard">
      <style:text-properties fo:color="#3f5fbf" style:font-name="Consolas" fo:font-size="10pt" officeooo:paragraph-rsid="001aa3ae" style:font-size-asian="10pt"/>
    </style:style>
    <style:style style:name="P31" style:family="paragraph" style:parent-style-name="Standard">
      <style:text-properties officeooo:paragraph-rsid="001b8626"/>
    </style:style>
    <style:style style:name="P32" style:family="paragraph" style:parent-style-name="Standard">
      <style:text-properties officeooo:rsid="000ef448" officeooo:paragraph-rsid="001c016e"/>
    </style:style>
    <style:style style:name="P33" style:family="paragraph" style:parent-style-name="Standard">
      <style:text-properties officeooo:paragraph-rsid="001c016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Consolas" fo:font-size="10pt" officeooo:paragraph-rsid="001aa3ae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Consolas" fo:font-size="10pt" officeooo:rsid="001aa3ae" officeooo:paragraph-rsid="001b8626" style:font-size-asian="10pt"/>
    </style:style>
    <style:style style:name="P37" style:family="paragraph" style:parent-style-name="Standard">
      <style:text-properties fo:color="#000000" style:font-name="Consolas" fo:font-size="10pt" officeooo:rsid="0018ac5d" officeooo:paragraph-rsid="0018ac5d" style:font-size-asian="10pt"/>
    </style:style>
    <style:style style:name="P38" style:family="paragraph" style:parent-style-name="Standard">
      <style:text-properties fo:color="#008080" style:font-name="Consolas" fo:font-size="10pt" style:text-underline-style="solid" style:text-underline-width="auto" style:text-underline-color="font-color" officeooo:rsid="0018ac5d" officeooo:paragraph-rsid="0018ac5d" style:font-size-asian="10pt"/>
    </style:style>
    <style:style style:name="P39" style:family="paragraph" style:parent-style-name="Standard">
      <style:text-properties fo:color="#008080" style:font-name="Consolas" fo:font-size="10pt" style:text-underline-style="solid" style:text-underline-width="auto" style:text-underline-color="font-color" officeooo:rsid="000baa53" officeooo:paragraph-rsid="0019e9a0" style:font-size-asian="10pt"/>
    </style:style>
    <style:style style:name="P40" style:family="paragraph" style:parent-style-name="Standard">
      <style:text-properties fo:color="#008080" style:font-name="Consolas" fo:font-size="10pt" style:text-underline-style="solid" style:text-underline-width="auto" style:text-underline-color="font-color" officeooo:rsid="0019e9a0" officeooo:paragraph-rsid="0019e9a0" style:font-size-asian="10pt"/>
    </style:style>
    <style:style style:name="P41" style:family="paragraph" style:parent-style-name="Standard">
      <style:text-properties fo:color="#008080" style:font-name="Consolas" fo:font-size="10pt" style:text-underline-style="solid" style:text-underline-width="auto" style:text-underline-color="font-color" officeooo:rsid="0019e9a0" officeooo:paragraph-rsid="001aa3ae" style:font-size-asian="10pt"/>
    </style:style>
    <style:style style:name="P42" style:family="paragraph" style:parent-style-name="Standard">
      <style:text-properties fo:color="#008080" style:font-name="Consolas" fo:font-size="10pt" style:text-underline-style="solid" style:text-underline-width="auto" style:text-underline-color="font-color" officeooo:rsid="0019e9a0" officeooo:paragraph-rsid="001c016e" style:font-size-asian="10pt"/>
    </style:style>
    <style:style style:name="T1" style:family="text">
      <style:text-properties fo:color="#008080" style:font-name="Consolas" fo:font-size="10pt" style:font-size-asian="10pt"/>
    </style:style>
    <style:style style:name="T2" style:family="text">
      <style:text-properties fo:color="#008080" style:font-name="Consolas" fo:font-size="10pt" officeooo:rsid="000ee39f" style:font-size-asian="10pt"/>
    </style:style>
    <style:style style:name="T3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8080" style:font-name="Consolas" fo:font-size="10pt" style:text-underline-style="solid" style:text-underline-width="auto" style:text-underline-color="font-color" officeooo:rsid="000d0467" style:font-size-asian="10pt"/>
    </style:style>
    <style:style style:name="T5" style:family="text">
      <style:text-properties fo:color="#008080" style:text-underline-style="solid" style:text-underline-width="auto" style:text-underline-color="font-color"/>
    </style:style>
    <style:style style:name="T6" style:family="text">
      <style:text-properties fo:color="#3f7f7f" style:font-name="Consolas" fo:font-size="10pt" style:font-size-asian="10pt"/>
    </style:style>
    <style:style style:name="T7" style:family="text">
      <style:text-properties fo:color="#3f7f7f" style:font-name="Consolas" fo:font-size="10pt" fo:background-color="#d4d4d4" loext:char-shading-value="0" style:font-size-asian="10pt"/>
    </style:style>
    <style:style style:name="T8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officeooo:rsid="000baa53" style:font-size-asian="10pt"/>
    </style:style>
    <style:style style:name="T12" style:family="text">
      <style:text-properties fo:color="#000000" style:font-name="Consolas" fo:font-size="10pt" fo:font-style="italic" style:font-size-asian="10pt" style:font-style-asian="italic"/>
    </style:style>
    <style:style style:name="T13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14" style:family="text">
      <style:text-properties fo:color="#7f007f" style:font-name="Consolas" fo:font-size="10pt" style:font-size-asian="10pt"/>
    </style:style>
    <style:style style:name="T15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16" style:family="text">
      <style:text-properties fo:color="#2a00ff" style:font-name="Consolas" fo:font-size="10pt" fo:font-style="italic" style:font-size-asian="10pt" style:font-style-asian="italic"/>
    </style:style>
    <style:style style:name="T17" style:family="text">
      <style:text-properties fo:color="#2a00ff" style:font-name="Consolas" fo:font-size="10pt" style:font-size-asian="10pt"/>
    </style:style>
    <style:style style:name="T18" style:family="text">
      <style:text-properties officeooo:rsid="0018ac5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d0467"/>
    </style:style>
    <style:style style:name="T21" style:family="text">
      <style:text-properties style:text-underline-style="solid" style:text-underline-width="auto" style:text-underline-color="font-color" officeooo:rsid="000ee39f"/>
    </style:style>
    <style:style style:name="T22" style:family="text">
      <style:text-properties fo:color="#6a3e3e" style:font-name="Consolas" fo:font-size="10pt" style:font-size-asian="10pt"/>
    </style:style>
    <style:style style:name="T23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4" style:family="text">
      <style:text-properties fo:color="#7f0055" style:font-name="Consolas" fo:font-size="10pt" fo:font-weight="bold" style:font-size-asian="10pt" style:font-weight-asian="bold"/>
    </style:style>
    <style:style style:name="T25" style:family="text">
      <style:text-properties fo:color="#7f0055" style:font-name="Consolas" fo:font-size="10pt" fo:font-weight="bold" officeooo:rsid="000ee39f" style:font-size-asian="10pt" style:font-weight-asian="bold"/>
    </style:style>
    <style:style style:name="T26" style:family="text">
      <style:text-properties style:font-name="Consolas" fo:font-size="10pt" style:font-size-asian="10pt"/>
    </style:style>
    <style:style style:name="T27" style:family="text">
      <style:text-properties fo:color="#3f7f5f" style:font-name="Consolas" fo:font-size="10pt" style:font-size-asian="10pt"/>
    </style:style>
    <style:style style:name="T2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9" style:family="text">
      <style:text-properties fo:color="#7f9fbf" style:font-name="Consolas" fo:font-size="10pt" fo:font-weight="bold" style:font-size-asian="10pt" style:font-weight-asian="bold"/>
    </style:style>
    <style:style style:name="T30" style:family="text">
      <style:text-properties fo:font-variant="normal" fo:text-transform="none" fo:color="#0000ff" style:font-name="Open Sans" fo:font-size="9.75pt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fo:color="#0000ff" fo:letter-spacing="normal" style:text-underline-style="solid" style:text-underline-width="auto" style:text-underline-color="font-color"/>
    </style:style>
    <style:style style:name="T32" style:family="text">
      <style:text-properties fo:color="#3f5fbf" style:font-name="Consolas" fo:font-size="10pt" style:font-size-asian="10pt"/>
    </style:style>
    <style:style style:name="T33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34" style:family="text">
      <style:text-properties fo:color="#646464" style:font-name="Consolas" fo:font-size="10pt" style:font-size-asian="10pt"/>
    </style:style>
    <style:style style:name="T35" style:family="text">
      <style:text-properties fo:color="#0000c0" style:font-name="Consolas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8">1.</text:span><text:span text:style-name="T1">&lt;</text:span><text:span text:style-name="T7">body</text:span><text:span text:style-name="T1">&gt;</text:span></text:p>
      <text:p text:style-name="P6"><text:span text:style-name="T3">&lt;</text:span><text:span text:style-name="T8">center</text:span><text:span text:style-name="T3">&gt;&lt;</text:span><text:span text:style-name="T8">table</text:span><text:span text:style-name="T3">&gt;</text:span></text:p>
      <text:p text:style-name="P6"><text:span text:style-name="T3">&lt;</text:span><text:span text:style-name="T8">form</text:span><text:span text:style-name="T9"> </text:span><text:span text:style-name="T13">action</text:span><text:span text:style-name="T9"> =</text:span><text:span text:style-name="T15">"LoginServlet1"</text:span><text:span text:style-name="T3">&gt;</text:span></text:p>
      <text:p text:style-name="P6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Login Name 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&lt;</text:span><text:span text:style-name="T8">input</text:span><text:span text:style-name="T9"> </text:span><text:span text:style-name="T13">type</text:span><text:span text:style-name="T9">=</text:span><text:span text:style-name="T15">"text"</text:span><text:span text:style-name="T9"> </text:span><text:span text:style-name="T13">name</text:span><text:span text:style-name="T9">=</text:span><text:span text:style-name="T15">"name"</text:span><text:span text:style-name="T3">&gt;</text:span></text:p>
      <text:p text:style-name="P6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Password <text:s/>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input</text:span><text:span text:style-name="T9"> </text:span><text:span text:style-name="T13">type</text:span><text:span text:style-name="T9">=</text:span><text:span text:style-name="T15">"password"</text:span><text:span text:style-name="T9"> </text:span><text:span text:style-name="T13">name</text:span><text:span text:style-name="T9">= </text:span><text:span text:style-name="T15">"pass"</text:span><text:span text:style-name="T3">&gt;</text:span></text:p>
      <text:p text:style-name="P6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text:s/>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input</text:span><text:span text:style-name="T9"> </text:span><text:span text:style-name="T13">type</text:span><text:span text:style-name="T9"> =</text:span><text:span text:style-name="T15">"submit"</text:span><text:span text:style-name="T9"> </text:span><text:span text:style-name="T13">value</text:span><text:span text:style-name="T9">=</text:span><text:span text:style-name="T15">"login"</text:span><text:span text:style-name="T3">&gt;</text:span></text:p>
      <text:p text:style-name="P6"><text:span text:style-name="T3">&lt;/</text:span><text:span text:style-name="T8">table</text:span><text:span text:style-name="T3">&gt;</text:span></text:p>
      <text:p text:style-name="P6"><text:span text:style-name="T3">&lt;/</text:span><text:span text:style-name="T8">center</text:span><text:span text:style-name="T3">&gt;</text:span></text:p>
      <text:p text:style-name="P18"><text:span text:style-name="T3">&lt;/</text:span><text:span text:style-name="T8">form</text:span><text:span text:style-name="T3">&gt;</text:span></text:p>
      <text:p text:style-name="P18"><text:span text:style-name="T9"><text:tab/><text:tab/>PrintWriter </text:span><text:span text:style-name="T22">pw</text:span><text:span text:style-name="T10">=</text:span><text:span text:style-name="T22">response</text:span><text:span text:style-name="T10">.getWriter();</text:span></text:p>
      <text:p text:style-name="P6"><text:span text:style-name="T10"><text:tab/><text:tab/>String </text:span><text:span text:style-name="T22">name</text:span><text:span text:style-name="T10">= </text:span><text:span text:style-name="T22">request</text:span><text:span text:style-name="T10">.getParameter(</text:span><text:span text:style-name="T17">"name"</text:span><text:span text:style-name="T10">);</text:span></text:p>
      <text:p text:style-name="P6"><text:span text:style-name="T10"><text:tab/><text:tab/>String </text:span><text:span text:style-name="T22">pass</text:span><text:span text:style-name="T10">= </text:span><text:span text:style-name="T22">request</text:span><text:span text:style-name="T10">.getParameter(</text:span><text:span text:style-name="T17">"pass"</text:span><text:span text:style-name="T10">);</text:span></text:p>
      <text:p text:style-name="P6"><text:span text:style-name="T10"><text:tab/><text:tab/></text:span><text:span text:style-name="T24">if</text:span><text:span text:style-name="T10">(</text:span><text:span text:style-name="T22">name</text:span><text:span text:style-name="T10">.equals(</text:span><text:span text:style-name="T17">"sa"</text:span><text:span text:style-name="T10">) &amp;&amp; </text:span><text:span text:style-name="T22">pass</text:span><text:span text:style-name="T10">.equals(</text:span><text:span text:style-name="T17">"pass"</text:span><text:span text:style-name="T10">))</text:span></text:p>
      <text:p text:style-name="P34"><text:tab/><text:tab/>{</text:p>
      <text:p text:style-name="P6"><text:span text:style-name="T10"><text:tab/><text:tab/><text:tab/></text:span><text:span text:style-name="T22">pw</text:span><text:span text:style-name="T10">.println(</text:span><text:span text:style-name="T17">"Welcome User"</text:span><text:span text:style-name="T10">);</text:span></text:p>
      <text:p text:style-name="P6"><text:span text:style-name="T10"><text:tab/><text:tab/>}</text:span><text:span text:style-name="T24">else</text:span><text:span text:style-name="T10">{</text:span></text:p>
      <text:p text:style-name="P6"><text:span text:style-name="T10"><text:tab/><text:tab/><text:tab/></text:span><text:span text:style-name="T22">pw</text:span><text:span text:style-name="T10">.println(</text:span><text:span text:style-name="T17">"Invalid User"</text:span><text:span text:style-name="T10">);</text:span></text:p>
      <text:p text:style-name="P34"><text:tab/><text:tab/></text:p>
      <text:p text:style-name="P34"><text:tab/><text:tab/></text:p>
      <text:p text:style-name="P37"><text:tab/>}</text:p>
      <text:p text:style-name="P38"/>
      <text:p text:style-name="P38"/>
      <text:p text:style-name="P19"><text:span text:style-name="T3">2.</text:span><text:span text:style-name="T4">2.</text:span></text:p>
      <text:p text:style-name="P1">Create a WebApplication to accept login name and password through login.html and check for the username and password in LoginServlet.<text:line-break/>If the username is 'sa' and password is 'pass' display "Welcome User" in the browser else "Invalid User".</text:p>
      <text:p text:style-name="P4">See the Sample Screen Shots in Expected Output Folder</text:p>
      <text:p text:style-name="P26"><text:span text:style-name="T11"><text:tab/></text:span><text:span text:style-name="T1">&lt;!</text:span><text:span text:style-name="T6">DOCTYPE</text:span><text:span text:style-name="T26"> </text:span><text:span text:style-name="T1">html&gt;</text:span></text:p>
      <text:p text:style-name="P7"><text:span text:style-name="T1">&lt;</text:span><text:span text:style-name="T6">html</text:span><text:span text:style-name="T1">&gt;</text:span></text:p>
      <text:p text:style-name="P7"><text:span text:style-name="T1">&lt;</text:span><text:span text:style-name="T6">head</text:span><text:span text:style-name="T1">&gt;</text:span></text:p>
      <text:p text:style-name="P7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7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7"><text:span text:style-name="T1">&lt;/</text:span><text:span text:style-name="T6">head</text:span><text:span text:style-name="T1">&gt;</text:span></text:p>
      <text:p text:style-name="P7"><text:span text:style-name="T1">&lt;</text:span><text:span text:style-name="T6">body</text:span><text:span text:style-name="T1">&gt;</text:span></text:p>
      <text:p text:style-name="P7"><text:span text:style-name="T3">&lt;</text:span><text:span text:style-name="T8">center</text:span><text:span text:style-name="T3">&gt;</text:span></text:p>
      <text:p text:style-name="P7"><text:span text:style-name="T3">&lt;</text:span><text:span text:style-name="T8">table</text:span><text:span text:style-name="T3">&gt;</text:span></text:p>
      <text:p text:style-name="P7"><text:span text:style-name="T3">&lt;</text:span><text:span text:style-name="T8">form</text:span><text:span text:style-name="T9"> </text:span><text:span text:style-name="T13">action</text:span><text:span text:style-name="T9"> =</text:span><text:span text:style-name="T15">"LoginServlet1"</text:span><text:span text:style-name="T3">&gt;</text:span></text:p>
      <text:p text:style-name="P7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Login Name 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&lt;</text:span><text:span text:style-name="T8">input</text:span><text:span text:style-name="T9"> </text:span><text:span text:style-name="T13">type</text:span><text:span text:style-name="T9">=</text:span><text:span text:style-name="T15">"text"</text:span><text:span text:style-name="T9"> </text:span><text:span text:style-name="T13">name</text:span><text:span text:style-name="T9">=</text:span><text:span text:style-name="T15">"name"</text:span><text:span text:style-name="T3">&gt;</text:span></text:p>
      <text:p text:style-name="P7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Password <text:s/>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input</text:span><text:span text:style-name="T9"> </text:span><text:span text:style-name="T13">type</text:span><text:span text:style-name="T9">=</text:span><text:span text:style-name="T15">"password"</text:span><text:span text:style-name="T9"> </text:span><text:span text:style-name="T13">name</text:span><text:span text:style-name="T9">= </text:span><text:span text:style-name="T15">"pass"</text:span><text:span text:style-name="T3">&gt;</text:span></text:p>
      <text:p text:style-name="P7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text:s/>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input</text:span><text:span text:style-name="T9"> </text:span><text:span text:style-name="T13">type</text:span><text:span text:style-name="T9"> =</text:span><text:span text:style-name="T15">"submit"</text:span><text:span text:style-name="T9"> </text:span><text:span text:style-name="T13">value</text:span><text:span text:style-name="T9">=</text:span><text:span text:style-name="T15">"login"</text:span><text:span text:style-name="T3">&gt;</text:span></text:p>
      <text:p text:style-name="P7"><text:span text:style-name="T3">&lt;/</text:span><text:span text:style-name="T8">table</text:span><text:span text:style-name="T3">&gt;</text:span></text:p>
      <text:p text:style-name="P7"><text:span text:style-name="T3">&lt;/</text:span><text:span text:style-name="T8">center</text:span><text:span text:style-name="T3">&gt;</text:span></text:p>
      <text:p text:style-name="P7"><text:span text:style-name="T3">&lt;/</text:span><text:span text:style-name="T8">form</text:span><text:span text:style-name="T3">&gt;</text:span></text:p>
      <text:p text:style-name="P7"><text:span text:style-name="T1">&lt;/</text:span><text:span text:style-name="T6">body</text:span><text:span text:style-name="T1">&gt;</text:span></text:p>
      <text:p text:style-name="P25"><text:span text:style-name="T1">&lt;/</text:span><text:span text:style-name="T6">html</text:span><text:span text:style-name="T1">&gt;</text:span></text:p>
      <text:p text:style-name="P21"/>
      <text:p text:style-name="P21">............</text:p>
      <text:p text:style-name="P25"><text:span text:style-name="T1">&lt;!</text:span><text:span text:style-name="T6">DOCTYPE</text:span><text:span text:style-name="T26"> </text:span><text:span text:style-name="T1">html&gt;</text:span></text:p>
      <text:p text:style-name="P7"><text:span text:style-name="T1">&lt;</text:span><text:span text:style-name="T6">html</text:span><text:span text:style-name="T1">&gt;</text:span></text:p>
      <text:p text:style-name="P7"><text:span text:style-name="T1">&lt;</text:span><text:span text:style-name="T6">head</text:span><text:span text:style-name="T1">&gt;</text:span></text:p>
      <text:p text:style-name="P7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7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7"><text:span text:style-name="T1">&lt;/</text:span><text:span text:style-name="T6">head</text:span><text:span text:style-name="T1">&gt;</text:span></text:p>
      <text:p text:style-name="P7"><text:span text:style-name="T1">&lt;</text:span><text:span text:style-name="T6">body</text:span><text:span text:style-name="T1">&gt;</text:span></text:p>
      <text:p text:style-name="P11">Welcome user</text:p>
      <text:p text:style-name="P7"><text:soft-page-break/><text:span text:style-name="T1">&lt;/</text:span><text:span text:style-name="T6">body</text:span><text:span text:style-name="T1">&gt;</text:span></text:p>
      <text:p text:style-name="P25"><text:span text:style-name="T1">&lt;/</text:span><text:span text:style-name="T6">html</text:span><text:span text:style-name="T1">&gt;</text:span></text:p>
      <text:p text:style-name="P21">............</text:p>
      <text:p text:style-name="P21"/>
      <text:p text:style-name="P21"/>
      <text:p text:style-name="P25"><text:span text:style-name="T24">protected</text:span><text:span text:style-name="T10"> </text:span><text:span text:style-name="T24">void</text:span><text:span text:style-name="T10"> doGet(HttpServletRequest </text:span><text:span text:style-name="T22">request</text:span><text:span text:style-name="T10">, HttpServletResponse </text:span><text:span text:style-name="T22">response</text:span><text:span text:style-name="T10">) </text:span><text:span text:style-name="T24">throws</text:span><text:span text:style-name="T10"> ServletException, IOException {</text:span></text:p>
      <text:p text:style-name="P7"><text:span text:style-name="T10"><text:tab/><text:tab/></text:span><text:span text:style-name="T27">// </text:span><text:span text:style-name="T29">TODO</text:span><text:span text:style-name="T27"> Auto-generated method stub</text:span></text:p>
      <text:p text:style-name="P7"><text:span text:style-name="T10"><text:tab/><text:tab/>PrintWriter </text:span><text:span text:style-name="T23">pw</text:span><text:span text:style-name="T10">=</text:span><text:span text:style-name="T22">response</text:span><text:span text:style-name="T10">.getWriter();</text:span></text:p>
      <text:p text:style-name="P7"><text:span text:style-name="T10"><text:tab/><text:tab/>String </text:span><text:span text:style-name="T22">name</text:span><text:span text:style-name="T10">= </text:span><text:span text:style-name="T22">request</text:span><text:span text:style-name="T10">.getParameter(</text:span><text:span text:style-name="T17">"name"</text:span><text:span text:style-name="T10">);</text:span></text:p>
      <text:p text:style-name="P7"><text:span text:style-name="T10"><text:tab/><text:tab/>String </text:span><text:span text:style-name="T22">pass</text:span><text:span text:style-name="T10">= </text:span><text:span text:style-name="T22">request</text:span><text:span text:style-name="T10">.getParameter(</text:span><text:span text:style-name="T17">"pass"</text:span><text:span text:style-name="T10">);</text:span></text:p>
      <text:p text:style-name="P7"><text:span text:style-name="T10"><text:tab/><text:tab/></text:span><text:span text:style-name="T24">if</text:span><text:span text:style-name="T10">(</text:span><text:span text:style-name="T22">name</text:span><text:span text:style-name="T10">.equals(</text:span><text:span text:style-name="T17">"sa"</text:span><text:span text:style-name="T10">) &amp;&amp; </text:span><text:span text:style-name="T22">pass</text:span><text:span text:style-name="T10">.equals(</text:span><text:span text:style-name="T17">"pass"</text:span><text:span text:style-name="T10">))</text:span></text:p>
      <text:p text:style-name="P11"><text:tab/><text:tab/>{</text:p>
      <text:p text:style-name="P7"><text:span text:style-name="T10"><text:tab/><text:tab/><text:tab/></text:span><text:span text:style-name="T22">response</text:span><text:span text:style-name="T10">.sendRedirect(</text:span><text:span text:style-name="T17">"home.html"</text:span><text:span text:style-name="T10">);</text:span></text:p>
      <text:p text:style-name="P7"><text:span text:style-name="T10"><text:tab/><text:tab/><text:tab/></text:span><text:span text:style-name="T27">//RequestDispatcher </text:span><text:span text:style-name="T28">rd</text:span><text:span text:style-name="T27">=request.getRequestDispatcher("home.html");</text:span></text:p>
      <text:p text:style-name="P7"><text:span text:style-name="T10"><text:tab/><text:tab/><text:tab/></text:span><text:span text:style-name="T27">//rd.forward(request,response);</text:span></text:p>
      <text:p text:style-name="P11"><text:tab/><text:tab/>}</text:p>
      <text:p text:style-name="P11"><text:tab/><text:tab/></text:p>
      <text:p text:style-name="P11"><text:tab/><text:tab/></text:p>
      <text:p text:style-name="P39"><text:tab/>}</text:p>
      <text:p text:style-name="P40"/>
      <text:p text:style-name="P40"/>
      <text:p text:style-name="P22"><text:span text:style-name="T5">3.</text:span><text:span text:style-name="T20">3. </text:span><text:span text:style-name="T21">C</text:span><text:span text:style-name="T30">reate a WebApplication to accept login name and password through login.html and check for the username and password in LoginServlet.</text:span><text:span text:style-name="T19"><text:line-break/></text:span><text:span text:style-name="T30">If the username is 'sa' and password is 'pass' , go to a new html page called home.html. Inside home.html set the message ..</text:span><text:span text:style-name="T19"><text:line-break/></text:span><text:span text:style-name="T31"> </text:span><text:span text:style-name="T30">Welcome User</text:span><text:span text:style-name="T19"><text:line-break/></text:span><text:span text:style-name="T31"> </text:span><text:span text:style-name="T19"><text:line-break/></text:span><text:span text:style-name="T31"> </text:span><text:span text:style-name="T30">if invalid user go to another page called error.html . display the message inside error.html as Invalid User in RED color.</text:span><text:span text:style-name="T19"><text:line-break/></text:span><text:span text:style-name="T31"> </text:span><text:span text:style-name="T19"> </text:span></text:p>
      <text:p text:style-name="P27"><text:span text:style-name="T1">&lt;!</text:span><text:span text:style-name="T6">DOCTYPE</text:span><text:span text:style-name="T26"> </text:span><text:span text:style-name="T1">html&gt;</text:span></text:p>
      <text:p text:style-name="P8"><text:span text:style-name="T1">&lt;</text:span><text:span text:style-name="T6">html</text:span><text:span text:style-name="T1">&gt;</text:span></text:p>
      <text:p text:style-name="P8"><text:span text:style-name="T1">&lt;</text:span><text:span text:style-name="T6">head</text:span><text:span text:style-name="T1">&gt;</text:span></text:p>
      <text:p text:style-name="P8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8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8"><text:span text:style-name="T1">&lt;/</text:span><text:span text:style-name="T6">head</text:span><text:span text:style-name="T1">&gt;</text:span></text:p>
      <text:p text:style-name="P8"><text:span text:style-name="T1">&lt;</text:span><text:span text:style-name="T6">body</text:span><text:span text:style-name="T1">&gt;</text:span></text:p>
      <text:p text:style-name="P8"><text:span text:style-name="T3">&lt;</text:span><text:span text:style-name="T8">center</text:span><text:span text:style-name="T3">&gt;</text:span></text:p>
      <text:p text:style-name="P8"><text:span text:style-name="T3">&lt;</text:span><text:span text:style-name="T8">table</text:span><text:span text:style-name="T3">&gt;</text:span></text:p>
      <text:p text:style-name="P8"><text:span text:style-name="T3">&lt;</text:span><text:span text:style-name="T8">form</text:span><text:span text:style-name="T9"> </text:span><text:span text:style-name="T13">action</text:span><text:span text:style-name="T9"> =</text:span><text:span text:style-name="T15">"LoginServlet1"</text:span><text:span text:style-name="T3">&gt;</text:span></text:p>
      <text:p text:style-name="P8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Login Name 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&lt;</text:span><text:span text:style-name="T8">input</text:span><text:span text:style-name="T9"> </text:span><text:span text:style-name="T13">type</text:span><text:span text:style-name="T9">=</text:span><text:span text:style-name="T15">"text"</text:span><text:span text:style-name="T9"> </text:span><text:span text:style-name="T13">name</text:span><text:span text:style-name="T9">=</text:span><text:span text:style-name="T15">"name"</text:span><text:span text:style-name="T3">&gt;</text:span><text:span text:style-name="T9"> </text:span><text:span text:style-name="T3">&lt;</text:span><text:span text:style-name="T8">br</text:span><text:span text:style-name="T3">&gt;</text:span></text:p>
      <text:p text:style-name="P8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Password <text:s/>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input</text:span><text:span text:style-name="T9"> </text:span><text:span text:style-name="T13">type</text:span><text:span text:style-name="T9">=</text:span><text:span text:style-name="T15">"password"</text:span><text:span text:style-name="T9"> </text:span><text:span text:style-name="T13">name</text:span><text:span text:style-name="T9">= </text:span><text:span text:style-name="T15">"pass"</text:span><text:span text:style-name="T3">&gt;&lt;</text:span><text:span text:style-name="T8">br</text:span><text:span text:style-name="T3">&gt;</text:span></text:p>
      <text:p text:style-name="P8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text:s/>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input</text:span><text:span text:style-name="T9"> </text:span><text:span text:style-name="T13">type</text:span><text:span text:style-name="T9"> =</text:span><text:span text:style-name="T15">"submit"</text:span><text:span text:style-name="T9"> </text:span><text:span text:style-name="T13">value</text:span><text:span text:style-name="T9">=</text:span><text:span text:style-name="T15">"login"</text:span><text:span text:style-name="T3">&gt;</text:span></text:p>
      <text:p text:style-name="P8"><text:span text:style-name="T3">&lt;/</text:span><text:span text:style-name="T8">table</text:span><text:span text:style-name="T3">&gt;</text:span></text:p>
      <text:p text:style-name="P8"><text:span text:style-name="T3">&lt;/</text:span><text:span text:style-name="T8">center</text:span><text:span text:style-name="T3">&gt;</text:span></text:p>
      <text:p text:style-name="P8"><text:span text:style-name="T3">&lt;/</text:span><text:span text:style-name="T8">form</text:span><text:span text:style-name="T3">&gt;</text:span></text:p>
      <text:p text:style-name="P15"/>
      <text:p text:style-name="P8"><text:span text:style-name="T1">&lt;/</text:span><text:span text:style-name="T6">body</text:span><text:span text:style-name="T1">&gt;</text:span></text:p>
      <text:p text:style-name="P27"><text:span text:style-name="T1">&lt;/</text:span><text:span text:style-name="T6">html</text:span><text:span text:style-name="T1">&gt;</text:span></text:p>
      <text:p text:style-name="P23">.......................</text:p>
      <text:p text:style-name="P23"/>
      <text:p text:style-name="P27"><text:span text:style-name="T1">&lt;!</text:span><text:span text:style-name="T6">DOCTYPE</text:span><text:span text:style-name="T26"> </text:span><text:span text:style-name="T1">html&gt;</text:span></text:p>
      <text:p text:style-name="P8"><text:span text:style-name="T1">&lt;</text:span><text:span text:style-name="T6">html</text:span><text:span text:style-name="T1">&gt;</text:span></text:p>
      <text:p text:style-name="P8"><text:span text:style-name="T1">&lt;</text:span><text:span text:style-name="T6">head</text:span><text:span text:style-name="T1">&gt;</text:span></text:p>
      <text:p text:style-name="P8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8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8"><text:soft-page-break/><text:span text:style-name="T1">&lt;/</text:span><text:span text:style-name="T6">head</text:span><text:span text:style-name="T1">&gt;</text:span></text:p>
      <text:p text:style-name="P8"><text:span text:style-name="T1">&lt;</text:span><text:span text:style-name="T6">body</text:span><text:span text:style-name="T1">&gt;</text:span></text:p>
      <text:p text:style-name="P8"><text:span text:style-name="T3">&lt;</text:span><text:span text:style-name="T8">center</text:span><text:span text:style-name="T3">&gt;</text:span><text:span text:style-name="T9"> </text:span><text:span text:style-name="T3">&lt;</text:span><text:span text:style-name="T8">font</text:span><text:span text:style-name="T9"> </text:span><text:span text:style-name="T13">size</text:span><text:span text:style-name="T9">= </text:span><text:span text:style-name="T15">"500"</text:span><text:span text:style-name="T9"> </text:span><text:span text:style-name="T3">&gt;</text:span><text:span text:style-name="T9"> Welcome user </text:span><text:span text:style-name="T3">&lt;/</text:span><text:span text:style-name="T8">font</text:span><text:span text:style-name="T3">&gt;</text:span><text:span text:style-name="T9"> </text:span><text:span text:style-name="T3">&lt;/</text:span><text:span text:style-name="T8">center</text:span><text:span text:style-name="T3">&gt;</text:span></text:p>
      <text:p text:style-name="P8"><text:span text:style-name="T1">&lt;/</text:span><text:span text:style-name="T6">body</text:span><text:span text:style-name="T1">&gt;</text:span></text:p>
      <text:p text:style-name="P27"><text:span text:style-name="T1">&lt;/</text:span><text:span text:style-name="T6">html</text:span><text:span text:style-name="T1">&gt;</text:span></text:p>
      <text:p text:style-name="P28"/>
      <text:p text:style-name="P23">...................</text:p>
      <text:p text:style-name="P23"/>
      <text:p text:style-name="P27"><text:span text:style-name="T1">&lt;!</text:span><text:span text:style-name="T6">DOCTYPE</text:span><text:span text:style-name="T26"> </text:span><text:span text:style-name="T1">html&gt;</text:span></text:p>
      <text:p text:style-name="P8"><text:span text:style-name="T1">&lt;</text:span><text:span text:style-name="T6">html</text:span><text:span text:style-name="T1">&gt;</text:span></text:p>
      <text:p text:style-name="P8"><text:span text:style-name="T1">&lt;</text:span><text:span text:style-name="T6">head</text:span><text:span text:style-name="T1">&gt;</text:span></text:p>
      <text:p text:style-name="P8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8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8"><text:span text:style-name="T1">&lt;/</text:span><text:span text:style-name="T6">head</text:span><text:span text:style-name="T1">&gt;</text:span></text:p>
      <text:p text:style-name="P8"><text:span text:style-name="T1">&lt;</text:span><text:span text:style-name="T6">body</text:span><text:span text:style-name="T1">&gt;</text:span></text:p>
      <text:p text:style-name="P15"/>
      <text:p text:style-name="P8"><text:span text:style-name="T3">&lt;</text:span><text:span text:style-name="T8">center</text:span><text:span text:style-name="T3">&gt;</text:span><text:span text:style-name="T9"> </text:span><text:span text:style-name="T3">&lt;</text:span><text:span text:style-name="T8">font</text:span><text:span text:style-name="T9"> </text:span><text:span text:style-name="T13">size</text:span><text:span text:style-name="T9">= </text:span><text:span text:style-name="T15">"500"</text:span><text:span text:style-name="T9"> <text:s/></text:span><text:span text:style-name="T13">font</text:span><text:span text:style-name="T9"> </text:span><text:span text:style-name="T13">color</text:span><text:span text:style-name="T9"> =</text:span><text:span text:style-name="T15">"red"</text:span><text:span text:style-name="T3">&gt;</text:span><text:span text:style-name="T9"> Invalid user </text:span><text:span text:style-name="T3">&lt;/</text:span><text:span text:style-name="T8">font</text:span><text:span text:style-name="T3">&gt;</text:span><text:span text:style-name="T9"> </text:span><text:span text:style-name="T3">&lt;/</text:span><text:span text:style-name="T8">center</text:span><text:span text:style-name="T3">&gt;</text:span></text:p>
      <text:p text:style-name="P8"><text:span text:style-name="T1">&lt;/</text:span><text:span text:style-name="T6">body</text:span><text:span text:style-name="T1">&gt;</text:span></text:p>
      <text:p text:style-name="P27"><text:span text:style-name="T1">&lt;/</text:span><text:span text:style-name="T6">html</text:span><text:span text:style-name="T1">&gt;</text:span></text:p>
      <text:p text:style-name="P23">...............</text:p>
      <text:p text:style-name="P30"/>
      <text:p text:style-name="P8"><text:span text:style-name="T10"><text:tab/></text:span><text:span text:style-name="T24">protected</text:span><text:span text:style-name="T10"> </text:span><text:span text:style-name="T24">void</text:span><text:span text:style-name="T10"> doGet(HttpServletRequest </text:span><text:span text:style-name="T22">request</text:span><text:span text:style-name="T10">, HttpServletResponse </text:span><text:span text:style-name="T22">response</text:span><text:span text:style-name="T10">) </text:span><text:span text:style-name="T24">throws</text:span><text:span text:style-name="T10"> ServletException, IOException {</text:span></text:p>
      <text:p text:style-name="P8"><text:span text:style-name="T10"><text:tab/><text:tab/></text:span><text:span text:style-name="T27">// </text:span><text:span text:style-name="T29">TODO</text:span><text:span text:style-name="T27"> Auto-generated method stub</text:span></text:p>
      <text:p text:style-name="P8"><text:span text:style-name="T10"><text:tab/><text:tab/>PrintWriter </text:span><text:span text:style-name="T23">pw</text:span><text:span text:style-name="T10">=</text:span><text:span text:style-name="T22">response</text:span><text:span text:style-name="T10">.getWriter();</text:span></text:p>
      <text:p text:style-name="P8"><text:span text:style-name="T10"><text:tab/><text:tab/>String </text:span><text:span text:style-name="T22">name</text:span><text:span text:style-name="T10">= </text:span><text:span text:style-name="T22">request</text:span><text:span text:style-name="T10">.getParameter(</text:span><text:span text:style-name="T17">"name"</text:span><text:span text:style-name="T10">);</text:span></text:p>
      <text:p text:style-name="P8"><text:span text:style-name="T10"><text:tab/><text:tab/>String </text:span><text:span text:style-name="T22">pass</text:span><text:span text:style-name="T10">= </text:span><text:span text:style-name="T22">request</text:span><text:span text:style-name="T10">.getParameter(</text:span><text:span text:style-name="T17">"pass"</text:span><text:span text:style-name="T10">);</text:span></text:p>
      <text:p text:style-name="P8"><text:span text:style-name="T10"><text:tab/><text:tab/></text:span><text:span text:style-name="T24">if</text:span><text:span text:style-name="T10">(</text:span><text:span text:style-name="T22">name</text:span><text:span text:style-name="T10">.equals(</text:span><text:span text:style-name="T17">"sa"</text:span><text:span text:style-name="T10">) &amp;&amp; </text:span><text:span text:style-name="T22">pass</text:span><text:span text:style-name="T10">.equals(</text:span><text:span text:style-name="T17">"pass"</text:span><text:span text:style-name="T10">))</text:span></text:p>
      <text:p text:style-name="P12"><text:tab/><text:tab/>{</text:p>
      <text:p text:style-name="P8"><text:span text:style-name="T10"><text:tab/><text:tab/><text:tab/></text:span><text:span text:style-name="T22">response</text:span><text:span text:style-name="T10">.sendRedirect(</text:span><text:span text:style-name="T17">"home.html"</text:span><text:span text:style-name="T10">);</text:span></text:p>
      <text:p text:style-name="P12"><text:tab/><text:tab/>}</text:p>
      <text:p text:style-name="P8"><text:span text:style-name="T10"><text:tab/><text:tab/></text:span><text:span text:style-name="T24">else</text:span><text:span text:style-name="T10">{</text:span></text:p>
      <text:p text:style-name="P8"><text:span text:style-name="T10"><text:tab/><text:tab/><text:tab/></text:span><text:span text:style-name="T22">response</text:span><text:span text:style-name="T10">.sendRedirect(</text:span><text:span text:style-name="T17">"error.html"</text:span><text:span text:style-name="T10">);</text:span></text:p>
      <text:p text:style-name="P12"><text:tab/>}</text:p>
      <text:p text:style-name="P12"><text:tab/>}</text:p>
      <text:p text:style-name="P15"/>
      <text:p text:style-name="P35"/>
      <text:p text:style-name="P35"/>
      <text:p text:style-name="P36">4.</text:p>
      <text:p text:style-name="P24">4.</text:p>
      <text:p text:style-name="P2">Create a WebApplication to accept login name , password and role through login.html<text:line-break/>Role should be accepted using a DropDown List and Roles must be admin and user. </text:p>
      <text:p text:style-name="P5">If the username is 'sa' and password is 'pass' check for the role. <text:line-break/>If the role selected is Admin go to a new html page called Adminhome.html with Welcome Admin<text:line-break/>If the role selected is User go to a new html page called Userhome.html with Welcome User<text:line-break/>If invalid user go to another page called error.html . display the message inside error.html as Invalid User in RED color.</text:p>
      <text:p text:style-name="P3"><text:line-break/><text:span text:style-name="T2">&lt;!</text:span><text:span text:style-name="T6">DOCTYPE</text:span><text:span text:style-name="T26"> </text:span><text:span text:style-name="T1">html&gt;</text:span></text:p>
      <text:p text:style-name="P9"><text:span text:style-name="T1">&lt;</text:span><text:span text:style-name="T6">html</text:span><text:span text:style-name="T1">&gt;</text:span></text:p>
      <text:p text:style-name="P9"><text:span text:style-name="T1">&lt;</text:span><text:span text:style-name="T6">head</text:span><text:span text:style-name="T1">&gt;</text:span></text:p>
      <text:p text:style-name="P9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9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9"><text:soft-page-break/><text:span text:style-name="T1">&lt;/</text:span><text:span text:style-name="T6">head</text:span><text:span text:style-name="T1">&gt;</text:span></text:p>
      <text:p text:style-name="P9"><text:span text:style-name="T1">&lt;</text:span><text:span text:style-name="T6">body</text:span><text:span text:style-name="T1">&gt;</text:span></text:p>
      <text:p text:style-name="P9"><text:span text:style-name="T3">&lt;</text:span><text:span text:style-name="T8">center</text:span><text:span text:style-name="T3">&gt;</text:span></text:p>
      <text:p text:style-name="P9"><text:span text:style-name="T3">&lt;</text:span><text:span text:style-name="T8">table</text:span><text:span text:style-name="T3">&gt;</text:span></text:p>
      <text:p text:style-name="P9"><text:span text:style-name="T3">&lt;</text:span><text:span text:style-name="T8">form</text:span><text:span text:style-name="T9"> </text:span><text:span text:style-name="T13">action</text:span><text:span text:style-name="T9"> =</text:span><text:span text:style-name="T15">"LoginServlet1"</text:span><text:span text:style-name="T3">&gt;</text:span></text:p>
      <text:p text:style-name="P9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Login Name 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&lt;</text:span><text:span text:style-name="T8">input</text:span><text:span text:style-name="T9"> </text:span><text:span text:style-name="T13">type</text:span><text:span text:style-name="T9">=</text:span><text:span text:style-name="T15">"text"</text:span><text:span text:style-name="T9"> </text:span><text:span text:style-name="T13">name</text:span><text:span text:style-name="T9">=</text:span><text:span text:style-name="T15">"name"</text:span><text:span text:style-name="T3">&gt;</text:span><text:span text:style-name="T9"> 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br</text:span><text:span text:style-name="T3">&gt;</text:span></text:p>
      <text:p text:style-name="P9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Password <text:s/>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input</text:span><text:span text:style-name="T9"> </text:span><text:span text:style-name="T13">type</text:span><text:span text:style-name="T9">=</text:span><text:span text:style-name="T15">"password"</text:span><text:span text:style-name="T9"> </text:span><text:span text:style-name="T13">name</text:span><text:span text:style-name="T9">= </text:span><text:span text:style-name="T15">"pass"</text:span><text:span text:style-name="T3">&gt;</text:span><text:span text:style-name="T9"> 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br</text:span><text:span text:style-name="T3">&gt;</text:span></text:p>
      <text:p text:style-name="P9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Role </text:span><text:span text:style-name="T3">&lt;/</text:span><text:span text:style-name="T8">td</text:span><text:span text:style-name="T3">&gt;</text:span></text:p>
      <text:p text:style-name="P9"><text:span text:style-name="T9"><text:tab/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select</text:span><text:span text:style-name="T9"> </text:span><text:span text:style-name="T13">name</text:span><text:span text:style-name="T9"> =</text:span><text:span text:style-name="T15">"s"</text:span><text:span text:style-name="T3">&gt;</text:span><text:span text:style-name="T9"> </text:span><text:span text:style-name="T3">&lt;</text:span><text:span text:style-name="T8">option</text:span><text:span text:style-name="T9"> </text:span><text:span text:style-name="T13">value</text:span><text:span text:style-name="T9"> =</text:span><text:span text:style-name="T15">"1"</text:span><text:span text:style-name="T3">&gt;</text:span><text:span text:style-name="T9"> User </text:span><text:span text:style-name="T3">&lt;/</text:span><text:span text:style-name="T8">option</text:span><text:span text:style-name="T3">&gt;</text:span></text:p>
      <text:p text:style-name="P9"><text:span text:style-name="T9"><text:tab/> <text:tab/><text:tab/><text:tab/> <text:s text:c="2"/><text:tab/><text:tab/><text:tab/> </text:span><text:span text:style-name="T3">&lt;</text:span><text:span text:style-name="T8">option</text:span><text:span text:style-name="T9"> </text:span><text:span text:style-name="T13">value</text:span><text:span text:style-name="T9"> =</text:span><text:span text:style-name="T15">"2"</text:span><text:span text:style-name="T3">&gt;</text:span><text:span text:style-name="T9"> Admin </text:span><text:span text:style-name="T3">&lt;/</text:span><text:span text:style-name="T8">option</text:span><text:span text:style-name="T3">&gt;</text:span><text:span text:style-name="T9"><text:tab/><text:tab/></text:span></text:p>
      <text:p text:style-name="P9"><text:span text:style-name="T9"><text:tab/> <text:tab/> <text:s/></text:span><text:span text:style-name="T3">&lt;/</text:span><text:span text:style-name="T8">select</text:span><text:span text:style-name="T3">&gt;</text:span></text:p>
      <text:p text:style-name="P9"><text:span text:style-name="T3">&lt;</text:span><text:span text:style-name="T8">tr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text:s/></text:span><text:span text:style-name="T3">&lt;/</text:span><text:span text:style-name="T8">td</text:span><text:span text:style-name="T3">&gt;</text:span><text:span text:style-name="T9"> </text:span><text:span text:style-name="T3">&lt;</text:span><text:span text:style-name="T8">td</text:span><text:span text:style-name="T3">&gt;</text:span><text:span text:style-name="T9"> </text:span><text:span text:style-name="T3">&lt;</text:span><text:span text:style-name="T8">input</text:span><text:span text:style-name="T9"> </text:span><text:span text:style-name="T13">type</text:span><text:span text:style-name="T9"> =</text:span><text:span text:style-name="T15">"submit"</text:span><text:span text:style-name="T9"> </text:span><text:span text:style-name="T13">value</text:span><text:span text:style-name="T9">=</text:span><text:span text:style-name="T15">"login"</text:span><text:span text:style-name="T3">&gt;</text:span><text:span text:style-name="T9"> </text:span><text:span text:style-name="T3">&lt;/</text:span><text:span text:style-name="T8">td</text:span><text:span text:style-name="T3">&gt;</text:span></text:p>
      <text:p text:style-name="P9"><text:span text:style-name="T3">&lt;/</text:span><text:span text:style-name="T8">table</text:span><text:span text:style-name="T3">&gt;</text:span></text:p>
      <text:p text:style-name="P9"><text:span text:style-name="T3">&lt;/</text:span><text:span text:style-name="T8">center</text:span><text:span text:style-name="T3">&gt;</text:span></text:p>
      <text:p text:style-name="P9"><text:span text:style-name="T3">&lt;/</text:span><text:span text:style-name="T8">form</text:span><text:span text:style-name="T3">&gt;</text:span></text:p>
      <text:p text:style-name="P16"/>
      <text:p text:style-name="P9"><text:span text:style-name="T1">&lt;/</text:span><text:span text:style-name="T6">body</text:span><text:span text:style-name="T1">&gt;</text:span></text:p>
      <text:p text:style-name="P31"><text:span text:style-name="T1">&lt;/</text:span><text:span text:style-name="T6">html</text:span><text:span text:style-name="T1">&gt;</text:span></text:p>
      <text:p text:style-name="P24">..................</text:p>
      <text:p text:style-name="P31"><text:span text:style-name="T2">&lt;!</text:span><text:span text:style-name="T6">DOCTYPE</text:span><text:span text:style-name="T26"> </text:span><text:span text:style-name="T1">html&gt;</text:span></text:p>
      <text:p text:style-name="P9"><text:span text:style-name="T1">&lt;</text:span><text:span text:style-name="T6">html</text:span><text:span text:style-name="T1">&gt;</text:span></text:p>
      <text:p text:style-name="P9"><text:span text:style-name="T1">&lt;</text:span><text:span text:style-name="T6">head</text:span><text:span text:style-name="T1">&gt;</text:span></text:p>
      <text:p text:style-name="P9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9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9"><text:span text:style-name="T1">&lt;/</text:span><text:span text:style-name="T6">head</text:span><text:span text:style-name="T1">&gt;</text:span></text:p>
      <text:p text:style-name="P9"><text:span text:style-name="T1">&lt;</text:span><text:span text:style-name="T6">body</text:span><text:span text:style-name="T1">&gt;</text:span></text:p>
      <text:p text:style-name="P13">welcome user</text:p>
      <text:p text:style-name="P9"><text:span text:style-name="T1">&lt;/</text:span><text:span text:style-name="T6">body</text:span><text:span text:style-name="T1">&gt;</text:span></text:p>
      <text:p text:style-name="P31"><text:span text:style-name="T1">&lt;/</text:span><text:span text:style-name="T6">html</text:span><text:span text:style-name="T1">&gt;</text:span></text:p>
      <text:p text:style-name="P24">..................</text:p>
      <text:p text:style-name="P31"><text:span text:style-name="T2">&lt;!</text:span><text:span text:style-name="T6">DOCTYPE</text:span><text:span text:style-name="T26"> </text:span><text:span text:style-name="T1">html&gt;</text:span></text:p>
      <text:p text:style-name="P9"><text:span text:style-name="T1">&lt;</text:span><text:span text:style-name="T6">html</text:span><text:span text:style-name="T1">&gt;</text:span></text:p>
      <text:p text:style-name="P9"><text:span text:style-name="T1">&lt;</text:span><text:span text:style-name="T6">head</text:span><text:span text:style-name="T1">&gt;</text:span></text:p>
      <text:p text:style-name="P9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9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9"><text:span text:style-name="T1">&lt;/</text:span><text:span text:style-name="T6">head</text:span><text:span text:style-name="T1">&gt;</text:span></text:p>
      <text:p text:style-name="P9"><text:span text:style-name="T1">&lt;</text:span><text:span text:style-name="T6">body</text:span><text:span text:style-name="T1">&gt;</text:span></text:p>
      <text:p text:style-name="P9"><text:span text:style-name="T10">welcome </text:span><text:span text:style-name="T9">admin</text:span></text:p>
      <text:p text:style-name="P9"><text:span text:style-name="T1">&lt;/</text:span><text:span text:style-name="T6">body</text:span><text:span text:style-name="T1">&gt;</text:span></text:p>
      <text:p text:style-name="P31"><text:span text:style-name="T1">&lt;/</text:span><text:span text:style-name="T6">html</text:span><text:span text:style-name="T1">&gt;</text:span></text:p>
      <text:p text:style-name="P24">..........</text:p>
      <text:p text:style-name="P31"><text:span text:style-name="T2">&lt;!</text:span><text:span text:style-name="T6">DOCTYPE</text:span><text:span text:style-name="T26"> </text:span><text:span text:style-name="T1">html&gt;</text:span></text:p>
      <text:p text:style-name="P9"><text:span text:style-name="T1">&lt;</text:span><text:span text:style-name="T6">html</text:span><text:span text:style-name="T1">&gt;</text:span></text:p>
      <text:p text:style-name="P9"><text:span text:style-name="T1">&lt;</text:span><text:span text:style-name="T6">head</text:span><text:span text:style-name="T1">&gt;</text:span></text:p>
      <text:p text:style-name="P9"><text:span text:style-name="T1">&lt;</text:span><text:span text:style-name="T6">meta</text:span><text:span text:style-name="T26"> </text:span><text:span text:style-name="T14">charset</text:span><text:span text:style-name="T10">=</text:span><text:span text:style-name="T16">"ISO-8859-1"</text:span><text:span text:style-name="T1">&gt;</text:span></text:p>
      <text:p text:style-name="P9"><text:span text:style-name="T1">&lt;</text:span><text:span text:style-name="T6">title</text:span><text:span text:style-name="T1">&gt;</text:span><text:span text:style-name="T10">Insert title here</text:span><text:span text:style-name="T1">&lt;/</text:span><text:span text:style-name="T6">title</text:span><text:span text:style-name="T1">&gt;</text:span></text:p>
      <text:p text:style-name="P9"><text:span text:style-name="T1">&lt;/</text:span><text:span text:style-name="T6">head</text:span><text:span text:style-name="T1">&gt;</text:span></text:p>
      <text:p text:style-name="P9"><text:span text:style-name="T1">&lt;</text:span><text:span text:style-name="T6">body</text:span><text:span text:style-name="T1">&gt;</text:span></text:p>
      <text:p text:style-name="P9"><text:span text:style-name="T3">&lt;</text:span><text:span text:style-name="T8">center</text:span><text:span text:style-name="T3">&gt;</text:span><text:span text:style-name="T9"> </text:span><text:span text:style-name="T3">&lt;</text:span><text:span text:style-name="T8">font</text:span><text:span text:style-name="T9"> </text:span><text:span text:style-name="T13">size</text:span><text:span text:style-name="T9">= </text:span><text:span text:style-name="T15">"500"</text:span><text:span text:style-name="T9"> <text:s/></text:span><text:span text:style-name="T13">font</text:span><text:span text:style-name="T9"> </text:span><text:span text:style-name="T13">color</text:span><text:span text:style-name="T9"> =</text:span><text:span text:style-name="T15">"red"</text:span><text:span text:style-name="T3">&gt;</text:span><text:span text:style-name="T9"> Invalid user </text:span><text:span text:style-name="T3">&lt;/</text:span><text:span text:style-name="T8">font</text:span><text:span text:style-name="T3">&gt;</text:span><text:span text:style-name="T9"> </text:span><text:span text:style-name="T3">&lt;/</text:span><text:span text:style-name="T8">center</text:span><text:span text:style-name="T3">&gt;</text:span></text:p>
      <text:p text:style-name="P9"><text:span text:style-name="T1">&lt;/</text:span><text:span text:style-name="T6">body</text:span><text:span text:style-name="T1">&gt;</text:span></text:p>
      <text:p text:style-name="P9"><text:span text:style-name="T1">&lt;/</text:span><text:span text:style-name="T6">body</text:span><text:span text:style-name="T1">&gt;</text:span></text:p>
      <text:p text:style-name="P31"><text:span text:style-name="T1">&lt;/</text:span><text:span text:style-name="T6">html</text:span><text:span text:style-name="T1">&gt;</text:span></text:p>
      <text:p text:style-name="P24">...............</text:p>
      <text:p text:style-name="P31"><text:span text:style-name="T25">package</text:span><text:span text:style-name="T10"> com.dsrc;</text:span></text:p>
      <text:p text:style-name="P16"/>
      <text:p text:style-name="P9"><text:span text:style-name="T24">import</text:span><text:span text:style-name="T10"> java.io.IOException;</text:span></text:p>
      <text:p text:style-name="P9"><text:span text:style-name="T24">import</text:span><text:span text:style-name="T10"> java.io.PrintWriter;</text:span></text:p>
      <text:p text:style-name="P16"/>
      <text:p text:style-name="P9"><text:soft-page-break/><text:span text:style-name="T24">import</text:span><text:span text:style-name="T10"> javax.servlet.ServletException;</text:span></text:p>
      <text:p text:style-name="P9"><text:span text:style-name="T24">import</text:span><text:span text:style-name="T10"> javax.servlet.annotation.WebServlet;</text:span></text:p>
      <text:p text:style-name="P9"><text:span text:style-name="T24">import</text:span><text:span text:style-name="T10"> javax.servlet.http.HttpServlet;</text:span></text:p>
      <text:p text:style-name="P9"><text:span text:style-name="T24">import</text:span><text:span text:style-name="T10"> javax.servlet.http.HttpServletRequest;</text:span></text:p>
      <text:p text:style-name="P9"><text:span text:style-name="T24">import</text:span><text:span text:style-name="T10"> javax.servlet.http.HttpServletResponse;</text:span></text:p>
      <text:p text:style-name="P16"/>
      <text:p text:style-name="P17">/**</text:p>
      <text:p text:style-name="P9"><text:span text:style-name="T32"><text:s/>* </text:span><text:span text:style-name="T33">Servlet</text:span><text:span text:style-name="T32"> implementation class LoginServlet1</text:span></text:p>
      <text:p text:style-name="P17"><text:s/>*/</text:p>
      <text:p text:style-name="P9"><text:span text:style-name="T34">@WebServlet</text:span><text:span text:style-name="T10">(</text:span><text:span text:style-name="T17">"/LoginServlet1"</text:span><text:span text:style-name="T10">)</text:span></text:p>
      <text:p text:style-name="P9"><text:span text:style-name="T24">public</text:span><text:span text:style-name="T10"> </text:span><text:span text:style-name="T24">class</text:span><text:span text:style-name="T10"> LoginServlet1 </text:span><text:span text:style-name="T24">extends</text:span><text:span text:style-name="T10"> HttpServlet {</text:span></text:p>
      <text:p text:style-name="P9"><text:span text:style-name="T10"><text:tab/></text:span><text:span text:style-name="T24">private</text:span><text:span text:style-name="T10"> </text:span><text:span text:style-name="T24">static</text:span><text:span text:style-name="T10"> </text:span><text:span text:style-name="T24">final</text:span><text:span text:style-name="T10"> </text:span><text:span text:style-name="T24">long</text:span><text:span text:style-name="T10"> </text:span><text:span text:style-name="T35">serialVersionUID</text:span><text:span text:style-name="T10"> = 1L;</text:span></text:p>
      <text:p text:style-name="P13"><text:s text:c="7"/></text:p>
      <text:p text:style-name="P9"><text:span text:style-name="T10"><text:s text:c="4"/></text:span><text:span text:style-name="T32">/**</text:span></text:p>
      <text:p text:style-name="P9"><text:span text:style-name="T32"><text:s text:c="5"/>* </text:span><text:span text:style-name="T29">@see</text:span><text:span text:style-name="T32"> HttpServlet#HttpServlet()</text:span></text:p>
      <text:p text:style-name="P17"><text:s text:c="5"/>*/</text:p>
      <text:p text:style-name="P9"><text:span text:style-name="T10"><text:s text:c="4"/></text:span><text:span text:style-name="T24">public</text:span><text:span text:style-name="T10"> LoginServlet1() {</text:span></text:p>
      <text:p text:style-name="P9"><text:span text:style-name="T10"><text:s text:c="8"/></text:span><text:span text:style-name="T24">super</text:span><text:span text:style-name="T10">();</text:span></text:p>
      <text:p text:style-name="P9"><text:span text:style-name="T10"><text:s text:c="8"/></text:span><text:span text:style-name="T27">// </text:span><text:span text:style-name="T29">TODO</text:span><text:span text:style-name="T27"> Auto-generated constructor stub</text:span></text:p>
      <text:p text:style-name="P13"><text:s text:c="4"/>}</text:p>
      <text:p text:style-name="P16"/>
      <text:p text:style-name="P9"><text:span text:style-name="T10"><text:tab/></text:span><text:span text:style-name="T32">/**</text:span></text:p>
      <text:p text:style-name="P9"><text:span text:style-name="T32"><text:tab/> * </text:span><text:span text:style-name="T29">@see</text:span><text:span text:style-name="T32"> HttpServlet#doGet(HttpServletRequest request, HttpServletResponse response)</text:span></text:p>
      <text:p text:style-name="P17"><text:tab/> */</text:p>
      <text:p text:style-name="P9"><text:span text:style-name="T10"><text:tab/></text:span><text:span text:style-name="T24">protected</text:span><text:span text:style-name="T10"> </text:span><text:span text:style-name="T24">void</text:span><text:span text:style-name="T10"> doGet(HttpServletRequest </text:span><text:span text:style-name="T22">request</text:span><text:span text:style-name="T10">, HttpServletResponse </text:span><text:span text:style-name="T22">response</text:span><text:span text:style-name="T10">) </text:span><text:span text:style-name="T24">throws</text:span><text:span text:style-name="T10"> ServletException, IOException {</text:span></text:p>
      <text:p text:style-name="P9"><text:span text:style-name="T10"><text:tab/><text:tab/></text:span><text:span text:style-name="T27">// </text:span><text:span text:style-name="T29">TODO</text:span><text:span text:style-name="T27"> Auto-generated method stub</text:span></text:p>
      <text:p text:style-name="P9"><text:span text:style-name="T10"><text:tab/><text:tab/>PrintWriter </text:span><text:span text:style-name="T23">pw</text:span><text:span text:style-name="T10">=</text:span><text:span text:style-name="T22">response</text:span><text:span text:style-name="T10">.getWriter();</text:span></text:p>
      <text:p text:style-name="P9"><text:span text:style-name="T10"><text:tab/><text:tab/>String </text:span><text:span text:style-name="T22">name</text:span><text:span text:style-name="T10">= </text:span><text:span text:style-name="T22">request</text:span><text:span text:style-name="T10">.getParameter(</text:span><text:span text:style-name="T17">"name"</text:span><text:span text:style-name="T10">);</text:span></text:p>
      <text:p text:style-name="P9"><text:span text:style-name="T10"><text:tab/><text:tab/>String </text:span><text:span text:style-name="T22">pass</text:span><text:span text:style-name="T10">= </text:span><text:span text:style-name="T22">request</text:span><text:span text:style-name="T10">.getParameter(</text:span><text:span text:style-name="T17">"pass"</text:span><text:span text:style-name="T10">);</text:span></text:p>
      <text:p text:style-name="P9"><text:span text:style-name="T10"><text:tab/><text:tab/>String </text:span><text:span text:style-name="T22">s</text:span><text:span text:style-name="T10"> =</text:span><text:span text:style-name="T22">request</text:span><text:span text:style-name="T10">.getParameter(</text:span><text:span text:style-name="T17">"s"</text:span><text:span text:style-name="T10">);</text:span></text:p>
      <text:p text:style-name="P9"><text:span text:style-name="T10"><text:tab/><text:tab/></text:span><text:span text:style-name="T24">if</text:span><text:span text:style-name="T10">(</text:span><text:span text:style-name="T22">name</text:span><text:span text:style-name="T10">.equals(</text:span><text:span text:style-name="T17">"sa"</text:span><text:span text:style-name="T10">) &amp;&amp; </text:span><text:span text:style-name="T22">pass</text:span><text:span text:style-name="T10">.equals(</text:span><text:span text:style-name="T17">"pass"</text:span><text:span text:style-name="T10">))</text:span></text:p>
      <text:p text:style-name="P13"><text:tab/><text:tab/>{</text:p>
      <text:p text:style-name="P9"><text:span text:style-name="T10"><text:tab/><text:tab/><text:tab/></text:span><text:span text:style-name="T24">switch</text:span><text:span text:style-name="T10">(</text:span><text:span text:style-name="T22">s</text:span><text:span text:style-name="T10">)</text:span></text:p>
      <text:p text:style-name="P13"><text:tab/><text:tab/><text:tab/>{</text:p>
      <text:p text:style-name="P9"><text:span text:style-name="T10"><text:tab/><text:tab/><text:tab/></text:span><text:span text:style-name="T24">case</text:span><text:span text:style-name="T10"> </text:span><text:span text:style-name="T17">"2"</text:span><text:span text:style-name="T10">:</text:span></text:p>
      <text:p text:style-name="P13"><text:tab/><text:tab/><text:tab/></text:p>
      <text:p text:style-name="P9"><text:span text:style-name="T10"><text:tab/><text:tab/><text:tab/></text:span></text:p>
      <text:p text:style-name="P9"><text:span text:style-name="T10"><text:tab/><text:tab/><text:tab/></text:span><text:span text:style-name="T24">break</text:span><text:span text:style-name="T10">;</text:span></text:p>
      <text:p text:style-name="P13"><text:tab/><text:tab/><text:tab/></text:p>
      <text:p text:style-name="P9"><text:span text:style-name="T10"><text:tab/><text:tab/><text:tab/></text:span><text:span text:style-name="T24">case</text:span><text:span text:style-name="T10"> </text:span><text:span text:style-name="T17">"1"</text:span><text:span text:style-name="T10">:</text:span></text:p>
      <text:p text:style-name="P9"><text:span text:style-name="T10"><text:tab/><text:tab/><text:tab/><text:tab/></text:span><text:span text:style-name="T22">response</text:span><text:span text:style-name="T10">.sendRedirect(</text:span><text:span text:style-name="T17">"Userhome.html"</text:span><text:span text:style-name="T10">);</text:span></text:p>
      <text:p text:style-name="P9"><text:span text:style-name="T10"><text:tab/><text:tab/><text:tab/><text:tab/></text:span><text:span text:style-name="T24">break</text:span><text:span text:style-name="T10">;</text:span></text:p>
      <text:p text:style-name="P13"><text:tab/><text:tab/><text:tab/>}</text:p>
      <text:p text:style-name="P13"><text:tab/><text:tab/>}</text:p>
      <text:p text:style-name="P9"><text:span text:style-name="T10"><text:tab/><text:tab/></text:span><text:span text:style-name="T24">else</text:span><text:span text:style-name="T10">{</text:span></text:p>
      <text:p text:style-name="P9"><text:span text:style-name="T10"><text:tab/><text:tab/><text:tab/></text:span><text:span text:style-name="T22">response</text:span><text:span text:style-name="T10">.sendRedirect(</text:span><text:span text:style-name="T17">"error.html"</text:span><text:span text:style-name="T10">);</text:span></text:p>
      <text:p text:style-name="P13"><text:tab/>}</text:p>
      <text:p text:style-name="P13"><text:tab/>}</text:p>
      <text:p text:style-name="P16"/>
      <text:p text:style-name="P9"><text:span text:style-name="T10"><text:tab/></text:span><text:span text:style-name="T32">/**</text:span></text:p>
      <text:p text:style-name="P9"><text:span text:style-name="T32"><text:tab/> * </text:span><text:span text:style-name="T29">@see</text:span><text:span text:style-name="T32"> HttpServlet#doPost(HttpServletRequest request, HttpServletResponse response)</text:span></text:p>
      <text:p text:style-name="P17"><text:tab/> */</text:p>
      <text:p text:style-name="P9"><text:span text:style-name="T10"><text:tab/></text:span><text:span text:style-name="T24">protected</text:span><text:span text:style-name="T10"> </text:span><text:span text:style-name="T24">void</text:span><text:span text:style-name="T10"> doPost(HttpServletRequest </text:span><text:span text:style-name="T22">request</text:span><text:span text:style-name="T10">, HttpServletResponse </text:span><text:span text:style-name="T22">response</text:span><text:span text:style-name="T10">) </text:span><text:span text:style-name="T24">throws</text:span><text:span text:style-name="T10"> ServletException, IOException {</text:span></text:p>
      <text:p text:style-name="P9"><text:span text:style-name="T10"><text:tab/><text:tab/></text:span><text:span text:style-name="T27">// </text:span><text:span text:style-name="T29">TODO</text:span><text:span text:style-name="T27"> Auto-generated method stub</text:span></text:p>
      <text:p text:style-name="P9"><text:span text:style-name="T10"><text:tab/><text:tab/>doGet(</text:span><text:span text:style-name="T22">request</text:span><text:span text:style-name="T10">, </text:span><text:span text:style-name="T22">response</text:span><text:span text:style-name="T10">);</text:span></text:p>
      <text:p text:style-name="P13"><text:tab/>}</text:p>
      <text:p text:style-name="P16"><text:soft-page-break/></text:p>
      <text:p text:style-name="P36">}</text:p>
      <text:p text:style-name="P41"/>
      <text:p text:style-name="P41"/>
      <text:p text:style-name="P42">5.</text:p>
      <text:p text:style-name="P33"><text:span text:style-name="T1">&lt;</text:span><text:span text:style-name="T7">body</text:span><text:span text:style-name="T1">&gt;</text:span></text:p>
      <text:p text:style-name="P10"><text:span text:style-name="T1">&lt;</text:span><text:span text:style-name="T6">form</text:span><text:span text:style-name="T26"> </text:span><text:span text:style-name="T14">action</text:span><text:span text:style-name="T26"> </text:span><text:span text:style-name="T10">=</text:span><text:span text:style-name="T16">"MultiplicationServlet"</text:span><text:span text:style-name="T26"> </text:span><text:span text:style-name="T14">method</text:span><text:span text:style-name="T26"> </text:span><text:span text:style-name="T10">=</text:span><text:span text:style-name="T16">"get"</text:span><text:span text:style-name="T1">&gt;</text:span></text:p>
      <text:p text:style-name="P10"><text:span text:style-name="T10">Enter Number </text:span><text:span text:style-name="T1">&lt;</text:span><text:span text:style-name="T6">input</text:span><text:span text:style-name="T26"> </text:span><text:span text:style-name="T14">type</text:span><text:span text:style-name="T26"> </text:span><text:span text:style-name="T10">=</text:span><text:span text:style-name="T26"> </text:span><text:span text:style-name="T16">"text"</text:span><text:span text:style-name="T26"> </text:span><text:span text:style-name="T14">name</text:span><text:span text:style-name="T10">=</text:span><text:span text:style-name="T16">"num"</text:span><text:span text:style-name="T1">&gt;</text:span><text:span text:style-name="T10"> </text:span></text:p>
      <text:p text:style-name="P10"><text:span text:style-name="T1">&lt;</text:span><text:span text:style-name="T6">input</text:span><text:span text:style-name="T26"> </text:span><text:span text:style-name="T14">type</text:span><text:span text:style-name="T26"> </text:span><text:span text:style-name="T10">=</text:span><text:span text:style-name="T16">"submit"</text:span><text:span text:style-name="T26"> </text:span><text:span text:style-name="T14">value</text:span><text:span text:style-name="T10">=</text:span><text:span text:style-name="T16">"show"</text:span><text:span text:style-name="T1">&gt;</text:span><text:span text:style-name="T10"> </text:span></text:p>
      <text:p text:style-name="P10"><text:span text:style-name="T1">&lt;/</text:span><text:span text:style-name="T6">form</text:span><text:span text:style-name="T1">&gt;</text:span></text:p>
      <text:p text:style-name="P32"><text:span text:style-name="T1">&lt;/</text:span><text:span text:style-name="T7">body</text:span><text:span text:style-name="T1">&gt;</text:span></text:p>
      <text:p text:style-name="P29"/>
      <text:p text:style-name="P32"><text:span text:style-name="T24">protected</text:span><text:span text:style-name="T10"> </text:span><text:span text:style-name="T24">void</text:span><text:span text:style-name="T10"> doGet(HttpServletRequest </text:span><text:span text:style-name="T22">request</text:span><text:span text:style-name="T10">, HttpServletResponse </text:span><text:span text:style-name="T22">response</text:span><text:span text:style-name="T10">) </text:span><text:span text:style-name="T24">throws</text:span><text:span text:style-name="T10"> ServletException, IOException {</text:span></text:p>
      <text:p text:style-name="P10"><text:span text:style-name="T10"><text:tab/><text:tab/>PrintWriter </text:span><text:span text:style-name="T22">pw</text:span><text:span text:style-name="T10">=</text:span><text:span text:style-name="T22">response</text:span><text:span text:style-name="T10">.getWriter();</text:span></text:p>
      <text:p text:style-name="P10"><text:span text:style-name="T10"><text:tab/><text:tab/></text:span><text:span text:style-name="T24">int</text:span><text:span text:style-name="T10"> </text:span><text:span text:style-name="T22">num</text:span><text:span text:style-name="T10"> =Integer.</text:span><text:span text:style-name="T12">parseInt</text:span><text:span text:style-name="T10">(</text:span><text:span text:style-name="T22">request</text:span><text:span text:style-name="T10">.getParameter(</text:span><text:span text:style-name="T17">"num"</text:span><text:span text:style-name="T10">));</text:span></text:p>
      <text:p text:style-name="P10"><text:span text:style-name="T10"><text:tab/><text:tab/></text:span><text:span text:style-name="T22">pw</text:span><text:span text:style-name="T10">.println(</text:span><text:span text:style-name="T17">"&lt;html&gt; &lt;body&gt; &lt;table border =2 width=25%&gt;"</text:span><text:span text:style-name="T10">);</text:span></text:p>
      <text:p text:style-name="P10"><text:span text:style-name="T10"><text:tab/><text:tab/></text:span><text:span text:style-name="T24">for</text:span><text:span text:style-name="T10">(</text:span><text:span text:style-name="T24">int</text:span><text:span text:style-name="T10"> </text:span><text:span text:style-name="T22">i</text:span><text:span text:style-name="T10">=0;</text:span><text:span text:style-name="T22">i</text:span><text:span text:style-name="T10">&lt;=10;</text:span><text:span text:style-name="T22">i</text:span><text:span text:style-name="T10">++)</text:span></text:p>
      <text:p text:style-name="P14"><text:tab/><text:tab/>{</text:p>
      <text:p text:style-name="P10"><text:span text:style-name="T10"><text:tab/><text:tab/><text:tab/></text:span><text:span text:style-name="T22">pw</text:span><text:span text:style-name="T10">.println(</text:span><text:span text:style-name="T17">" &lt;tr&gt;&lt;td&gt;"</text:span><text:span text:style-name="T10">+ </text:span><text:span text:style-name="T22">num</text:span><text:span text:style-name="T10"> +</text:span><text:span text:style-name="T17">"&lt;/td&gt;&lt;td&gt;X&lt;/td&gt;&lt;td&gt;"</text:span><text:span text:style-name="T10">+</text:span><text:span text:style-name="T22">i</text:span><text:span text:style-name="T10">+</text:span><text:span text:style-name="T17">"&lt;/td&gt;&lt;td&gt;=&lt;/td&gt;&lt;td&gt;"</text:span><text:span text:style-name="T10">+</text:span><text:span text:style-name="T22">num</text:span><text:span text:style-name="T10">*</text:span><text:span text:style-name="T22">i</text:span><text:span text:style-name="T10">+</text:span><text:span text:style-name="T17">"&lt;/td&gt;&lt;/tr&gt; "</text:span><text:span text:style-name="T10">);</text:span></text:p>
      <text:p text:style-name="P14"><text:tab/><text:tab/>}</text:p>
      <text:p text:style-name="P10"><text:span text:style-name="T10"><text:tab/><text:tab/></text:span><text:span text:style-name="T22">pw</text:span><text:span text:style-name="T10">.println(</text:span><text:span text:style-name="T17">"&lt;/table&gt; <text:s/>&lt;/body&gt; &lt;/html&gt;"</text:span><text:span text:style-name="T10">);</text:span></text:p>
      <text:p text:style-name="P14"><text:tab/><text:tab/></text:p>
      <text:p text:style-name="P42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3:17.987000000</meta:creation-date>
    <meta:generator>LibreOffice/5.1.5.2$Windows_X86_64 LibreOffice_project/7a864d8825610a8c07cfc3bc01dd4fce6a9447e5</meta:generator>
    <dc:date>2019-06-08T18:26:13.091000000</dc:date>
    <meta:editing-duration>PT2H39M47S</meta:editing-duration>
    <meta:editing-cycles>2</meta:editing-cycles>
    <meta:document-statistic meta:table-count="0" meta:image-count="0" meta:object-count="0" meta:page-count="6" meta:paragraph-count="258" meta:word-count="801" meta:character-count="7133" meta:non-whitespace-character-count="6317"/>
  </office:meta>
</office:document-meta>
</file>